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7414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Schmidt Trigger Set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somewhere in net :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rp9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1A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1Y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3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2A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4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2Y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5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3A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6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3Y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7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4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VCC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6A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2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6Y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1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5A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5Y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4A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8</text:p>
          </table:table-cell>
          <table:table-cell table:style-name="ce4" table:number-columns-repeated="2"/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4Y</text:p>
          </table:table-cell>
          <table:table-cell table:style-name="ce13" table:number-columns-repeated="249"/>
        </table:table-row>
        <table:table-row table:style-name="ro1" table:number-rows-repeated="6">
          <table:table-cell table:style-name="Default" table:number-columns-repeated="7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25.09.2007</text:date>, <text:time>00:3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6-04-10T19:33:07</meta:creation-date>
    <dc:creator>Roman Pszonczenko</dc:creator>
    <dc:date>2007-09-25T00:34:49</dc:date>
    <dc:language>de-DE</dc:language>
    <meta:editing-cycles>8</meta:editing-cycles>
    <meta:editing-duration>P1DT3H34M41S</meta:editing-duration>
    <meta:user-defined meta:name="Info 1"/>
    <meta:user-defined meta:name="Info 2"/>
    <meta:user-defined meta:name="Info 3"/>
    <meta:user-defined meta:name="Info 4"/>
    <meta:document-statistic meta:table-count="3" meta:cell-count="137"/>
  </office:meta>
</office:document-meta>
</file>